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4bdc" officeooo:paragraph-rsid="001b4bdc" style:font-weight-asian="bold" style:font-weight-complex="bold"/>
    </style:style>
    <style:style style:name="P2" style:family="paragraph" style:parent-style-name="Standard">
      <style:text-properties fo:font-weight="normal" officeooo:rsid="001b4bdc" officeooo:paragraph-rsid="001b4bd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\begin{table}[ht]</text:p>
      <text:p text:style-name="Standard">\centering</text:p>
      <text:p text:style-name="Standard">\caption{Exponentiated MLE Parameters}</text:p>
      <text:p text:style-name="Standard">\begin{tabular}{lr}</text:p>
      <text:p text:style-name="Standard">\toprule</text:p>
      <text:p text:style-name="Standard">Parameter &amp; Estimate \\</text:p>
      <text:p text:style-name="Standard">\midrule</text:p>
      <text:p text:style-name="Standard">log\_beta\_oo &amp; 0.371284 \\</text:p>
      <text:p text:style-name="Standard">log\_beta\_ow &amp; 0.001728 \\</text:p>
      <text:p text:style-name="Standard">log\_beta\_ww &amp; 0.010186 \\</text:p>
      <text:p text:style-name="Standard">log\_beta\_wo &amp; 0.097829 \\</text:p>
      <text:p text:style-name="Standard">log\_mu\_o &amp; 0.004223 \\</text:p>
      <text:p text:style-name="Standard">log\_mu\_w &amp; 0.001507 \\</text:p>
      <text:p text:style-name="Standard">\bottomrule</text:p>
      <text:p text:style-name="Standard">\end{tabular}</text:p>
      <text:p text:style-name="Standard">\end{table}</text:p>
      <text:p text:style-name="Standard"/>
      <text:p text:style-name="P1">Interpretation</text:p>
      <text:p text:style-name="P2">The estimated parameters suggest that the disease spreads more rapidly within the "other" population group (βₒₒ = 0.37) than within the "white" group (β𝓌𝓌 = 0.01), indicating higher transmission intensity. Cross-group transmission is minimal, especially from the white to the other group (βₒ𝓌 = 0.0017), suggesting limited interaction or susceptibility across groups. Mortality rates are also notably higher in the "other" group (μₒ = 0.0042) compared to the "white" group (μ𝓌 = 0.0015), implying that infected individuals in the other group face a greater risk of death. These differences may reflect underlying health disparities, demographic variation, or access to care between group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3:51:16.316034630</meta:creation-date>
    <dc:date>2025-06-26T13:59:27.698544232</dc:date>
    <meta:editing-duration>PT8M1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142" meta:character-count="1016" meta:non-whitespace-character-count="892"/>
  </office:meta>
</office:document-meta>
</file>